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1.275in"/>
    </style:style>
    <style:style style:name="Table1.5" style:family="table-row">
      <style:table-row-properties style:min-row-height="1.3806in"/>
    </style:style>
    <style:style style:name="P1" style:family="paragraph" style:parent-style-name="Table_20_Contents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Table_20_Contents">
      <style:text-properties officeooo:rsid="0014fbf3" officeooo:paragraph-rsid="0014fbf3"/>
    </style:style>
    <style:style style:name="P3" style:family="paragraph" style:parent-style-name="Table_20_Contents">
      <style:text-properties officeooo:rsid="0014fbf3" officeooo:paragraph-rsid="0014fbf3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py3o.objects.name"/>
        <text:user-field-decl office:value-type="float" office:value="0" text:name="py3o.objects.team_id.name"/>
        <text:user-field-decl office:value-type="float" office:value="0" text:name="py3o.objects.sale_order_id.partner_id.name"/>
        <text:user-field-decl office:value-type="float" office:value="0" text:name="py3o.objects.sale_order_id.name"/>
        <text:user-field-decl office:value-type="float" office:value="0" text:name="py3o.objects.date_start"/>
        <text:user-field-decl office:value-type="float" office:value="0" text:name="py3o.objects.date_end"/>
        <text:user-field-decl office:value-type="float" office:value="0" text:name="py3o.objects.notes"/>
      </text:user-field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columns-spanned="4" office:value-type="string">
            <text:p text:style-name="Table_20_Contents"><text:user-field-get style:data-style-name="N0" text:name="py3o.objects.name">0</text:user-field-get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Team Name </text:p>
          </table:table-cell>
          <table:table-cell table:style-name="Table1.A2" office:value-type="string">
            <text:p text:style-name="Table_20_Contents"><text:user-field-get style:data-style-name="N0" text:name="py3o.objects.team_id.name">0</text:user-field-get></text:p>
          </table:table-cell>
          <table:table-cell table:style-name="Table1.A2" office:value-type="string">
            <text:p text:style-name="Table_20_Contents">Customer </text:p>
          </table:table-cell>
          <table:table-cell table:style-name="Table1.D2" office:value-type="string">
            <text:p text:style-name="Table_20_Contents"><text:user-field-get style:data-style-name="N0" text:name="py3o.objects.sale_order_id.partner_id.name">0</text:user-field-get></text:p>
          </table:table-cell>
        </table:table-row>
        <table:table-row>
          <table:table-cell table:style-name="Table1.A2" office:value-type="string">
            <text:p text:style-name="Table_20_Contents">Booking Order Ref </text:p>
          </table:table-cell>
          <table:table-cell table:style-name="Table1.A2" office:value-type="string">
            <text:p text:style-name="Table_20_Contents"><text:user-field-get style:data-style-name="N0" text:name="py3o.objects.sale_order_id.name">0</text:user-field-get></text:p>
          </table:table-cell>
          <table:table-cell table:style-name="Table1.A2" office:value-type="string">
            <text:p text:style-name="P1">Date </text:p>
          </table:table-cell>
          <table:table-cell table:style-name="Table1.D2" office:value-type="string">
            <text:p text:style-name="Table_20_Contents"><text:user-field-get style:data-style-name="N0" text:name="py3o.objects.date_start">0</text:user-field-get><text:s/>- <text:user-field-get style:data-style-name="N0" text:name="py3o.objects.date_end">0</text:user-field-get></text:p>
          </table:table-cell>
        </table:table-row>
        <table:table-row table:style-name="Table1.4">
          <table:table-cell table:style-name="Table1.D2" table:number-columns-spanned="4" office:value-type="string">
            <text:p text:style-name="P2">Notes:</text:p>
            <text:p text:style-name="P2"><text:user-field-get style:data-style-name="N0" text:name="py3o.objects.notes">0</text:user-field-ge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D2" table:number-columns-spanned="4" office:value-type="string">
            <text:p text:style-name="P2">Signature: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D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6:09:19.306000000</meta:creation-date>
    <dc:date>2024-07-17T20:57:33.625000000</dc:date>
    <meta:editing-duration>PT19M25S</meta:editing-duration>
    <meta:editing-cycles>4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12" meta:word-count="17" meta:character-count="68" meta:non-whitespace-character-count="59"/>
  </office:meta>
</office:document-meta>
</file>